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Monaco, 'Lucida Console', monospace"/>
    <style:font-face style:name="Open Sans" svg:font-family="'Open Sans', sans-serif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043in" loext:contextual-spacing="false" style:line-height-at-least="0.2291in" fo:text-indent="0in" style:auto-text-indent="false"/>
      <style:text-properties fo:color="#0000ff" fo:font-size="9.75pt"/>
    </style:style>
    <style:style style:name="P2" style:family="paragraph" style:parent-style-name="Text_20_body">
      <style:paragraph-properties fo:margin-left="0in" fo:margin-right="0in" fo:margin-top="0in" fo:margin-bottom="0.1043in" loext:contextual-spacing="false" style:line-height-at-least="0.2291in" fo:text-indent="0in" style:auto-text-indent="false"/>
      <style:text-properties fo:color="#0000ff" fo:font-size="13pt" officeooo:paragraph-rsid="0016d4b8" style:font-size-asian="13pt" style:font-size-complex="13pt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</style:style>
    <style:style style:name="P7" style:family="paragraph" style:parent-style-name="Standard">
      <style:text-properties officeooo:rsid="00148057" officeooo:paragraph-rsid="00148057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7f0055" style:font-name="Consolas" fo:font-size="10pt" fo:font-weight="bold" style:font-size-asian="10pt" style:font-weight-asian="bold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148057" officeooo:paragraph-rsid="00148057" style:font-size-asian="10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Consolas" fo:font-size="10pt" style:font-size-asian="10pt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</style:style>
    <style:style style:name="P13" style:family="paragraph" style:parent-style-name="Standard">
      <style:text-properties officeooo:rsid="001b5aa3" officeooo:paragraph-rsid="001b5aa3"/>
    </style:style>
    <style:style style:name="P14" style:family="paragraph" style:parent-style-name="Standard">
      <style:text-properties officeooo:rsid="001d373f" officeooo:paragraph-rsid="001d373f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3pt" style:font-size-asian="13pt" style:font-size-complex="13pt"/>
    </style:style>
    <style:style style:name="T1" style:family="text">
      <style:text-properties fo:color="#7f0055" style:font-name="Consolas" fo:font-size="10pt" fo:font-weight="bold" style:font-size-asian="10pt" style:font-weight-asian="bold"/>
    </style:style>
    <style:style style:name="T2" style:family="text">
      <style:text-properties fo:color="#7f0055" style:font-name="Consolas" fo:font-size="10pt" fo:font-weight="bold" style:font-size-asian="10pt" style:font-weight-asian="bold"/>
    </style:style>
    <style:style style:name="T3" style:family="text">
      <style:text-properties fo:color="#7f0055" style:font-name="Consolas" fo:font-weight="bold" style:font-weight-asian="bold"/>
    </style:style>
    <style:style style:name="T4" style:family="text">
      <style:text-properties fo:color="#000000" style:font-name="Consolas" fo:font-size="10pt" style:font-size-asian="10pt"/>
    </style:style>
    <style:style style:name="T5" style:family="text">
      <style:text-properties fo:color="#000000" style:font-name="Consolas" fo:font-size="10pt" style:font-size-asian="10pt"/>
    </style:style>
    <style:style style:name="T6" style:family="text">
      <style:text-properties fo:color="#000000" style:font-name="Consolas" fo:font-size="10pt" style:font-size-asian="10pt" fo:background-color="#d4d4d4"/>
    </style:style>
    <style:style style:name="T7" style:family="text">
      <style:text-properties fo:color="#000000" style:font-name="Consolas" fo:font-size="10pt" fo:font-style="italic" style:font-size-asian="10pt" style:font-style-asian="italic"/>
    </style:style>
    <style:style style:name="T8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9" style:family="text">
      <style:text-properties fo:color="#000000" style:font-name="Consolas"/>
    </style:style>
    <style:style style:name="T10" style:family="text">
      <style:text-properties fo:color="#6a3e3e" style:font-name="Consolas" fo:font-size="10pt" style:font-size-asian="10pt"/>
    </style:style>
    <style:style style:name="T11" style:family="text">
      <style:text-properties fo:color="#6a3e3e" style:font-name="Consolas" fo:font-size="10pt" style:font-size-asian="10pt"/>
    </style:style>
    <style:style style:name="T12" style:family="text">
      <style:text-properties fo:color="#6a3e3e" style:font-name="Consolas" fo:font-size="10pt" style:font-size-asian="10pt" fo:background-color="#f0d8a8"/>
    </style:style>
    <style:style style:name="T13" style:family="text">
      <style:text-properties fo:color="#6a3e3e" style:font-name="Consolas" fo:font-size="10pt" style:font-size-asian="10pt" fo:background-color="#d4d4d4"/>
    </style:style>
    <style:style style:name="T14" style:family="text">
      <style:text-properties fo:color="#6a3e3e" style:font-name="Consolas" fo:font-size="10pt" fo:background-color="#f0d8a8" loext:char-shading-value="0" style:font-size-asian="10pt"/>
    </style:style>
    <style:style style:name="T15" style:family="text">
      <style:text-properties fo:color="#6a3e3e" style:font-name="Consolas" fo:font-size="10pt" fo:background-color="#d4d4d4" loext:char-shading-value="0" style:font-size-asian="10pt"/>
    </style:style>
    <style:style style:name="T16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17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18" style:family="text">
      <style:text-properties fo:color="#6a3e3e" style:font-name="Consolas"/>
    </style:style>
    <style:style style:name="T19" style:family="text">
      <style:text-properties fo:color="#3f7f5f" style:font-name="Consolas" fo:font-size="10pt" style:font-size-asian="10pt"/>
    </style:style>
    <style:style style:name="T20" style:family="text">
      <style:text-properties fo:color="#3f7f5f" style:font-name="Consolas" fo:font-size="10pt" style:font-size-asian="10pt"/>
    </style:style>
    <style:style style:name="T21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22" style:family="text">
      <style:text-properties fo:color="#3f7f5f" style:font-name="Consolas"/>
    </style:style>
    <style:style style:name="T23" style:family="text">
      <style:text-properties fo:font-variant="normal" fo:text-transform="none" fo:color="#0000ff" style:font-name="Open Sans" fo:font-size="9.75pt" fo:letter-spacing="normal" fo:font-style="normal" fo:font-weight="normal"/>
    </style:style>
    <style:style style:name="T24" style:family="text">
      <style:text-properties fo:font-variant="normal" fo:text-transform="none" fo:color="#0000ff" style:font-name="Open Sans" fo:font-size="9.75pt" fo:letter-spacing="normal" fo:font-style="normal" fo:font-weight="normal" style:font-size-asian="10pt" style:font-weight-asian="bold"/>
    </style:style>
    <style:style style:name="T25" style:family="text">
      <style:text-properties fo:font-variant="normal" fo:text-transform="none" fo:color="#0000ff" style:font-name="Open Sans" fo:font-size="9.75pt" fo:letter-spacing="normal" fo:font-style="normal" fo:font-weight="normal" officeooo:rsid="00181112" style:font-size-asian="10pt" style:font-weight-asian="bold"/>
    </style:style>
    <style:style style:name="T26" style:family="text">
      <style:text-properties fo:font-variant="normal" fo:text-transform="none" fo:color="#0000ff" style:font-name="Open Sans" fo:font-size="9.75pt" fo:letter-spacing="normal" fo:font-style="normal" fo:font-weight="normal" officeooo:rsid="00181112"/>
    </style:style>
    <style:style style:name="T27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28" style:family="text">
      <style:text-properties fo:color="#2a00ff" style:font-name="Consolas" fo:font-size="10pt" style:font-size-asian="10pt"/>
    </style:style>
    <style:style style:name="T29" style:family="text">
      <style:text-properties officeooo:rsid="00181112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="0in" fo:border="none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4"><text:span text:style-name="T25">1.</text:span><text:span text:style-name="T24">Write a program to add, subtract, multiply and divide 2 numbers.</text:span><text:span text:style-name="T1"> </text:span></text:p>
      <text:p text:style-name="P8"/>
      <text:p text:style-name="P4"><text:span text:style-name="T1">public</text:span><text:span text:style-name="T4"> </text:span><text:span text:style-name="T1">class</text:span><text:span text:style-name="T4"> UserCode {</text:span></text:p>
      <text:p text:style-name="P4"><text:span text:style-name="T4"><text:tab/></text:span><text:span text:style-name="T1">public</text:span><text:span text:style-name="T4"> </text:span><text:span text:style-name="T1">static</text:span><text:span text:style-name="T4"> </text:span><text:span text:style-name="T1">int</text:span><text:span text:style-name="T4"> sumOfNumbers(</text:span><text:span text:style-name="T1">int</text:span><text:span text:style-name="T4"> </text:span><text:span text:style-name="T10">a</text:span><text:span text:style-name="T4">,</text:span><text:span text:style-name="T1">int</text:span><text:span text:style-name="T4"> </text:span><text:span text:style-name="T10">b</text:span><text:span text:style-name="T4">)</text:span></text:p>
      <text:p text:style-name="P9"><text:tab/>{</text:p>
      <text:p text:style-name="P4"><text:span text:style-name="T4"><text:tab/><text:tab/></text:span><text:span text:style-name="T19">//write a program to add two number </text:span></text:p>
      <text:p text:style-name="P4"><text:span text:style-name="T4"><text:tab/><text:tab/></text:span><text:span text:style-name="T1">return</text:span><text:span text:style-name="T4"> (</text:span><text:span text:style-name="T10">a</text:span><text:span text:style-name="T4">+</text:span><text:span text:style-name="T10">b</text:span><text:span text:style-name="T4">);</text:span></text:p>
      <text:p text:style-name="P9"><text:tab/>}</text:p>
      <text:p text:style-name="P4"><text:span text:style-name="T4"><text:tab/></text:span><text:span text:style-name="T1">public</text:span><text:span text:style-name="T4"> </text:span><text:span text:style-name="T1">static</text:span><text:span text:style-name="T4"> </text:span><text:span text:style-name="T1">int</text:span><text:span text:style-name="T4"> subtractionOfNumbers(</text:span><text:span text:style-name="T1">int</text:span><text:span text:style-name="T4"> </text:span><text:span text:style-name="T10">a</text:span><text:span text:style-name="T4">,</text:span><text:span text:style-name="T1">int</text:span><text:span text:style-name="T4"> </text:span><text:span text:style-name="T14">b</text:span><text:span text:style-name="T4">)</text:span></text:p>
      <text:p text:style-name="P9"><text:tab/>{</text:p>
      <text:p text:style-name="P4"><text:span text:style-name="T4"><text:tab/><text:tab/></text:span><text:span text:style-name="T19">//write a program to subtract two number</text:span></text:p>
      <text:p text:style-name="P4"><text:span text:style-name="T4"><text:tab/><text:tab/></text:span><text:span text:style-name="T1">return</text:span><text:span text:style-name="T4"> (</text:span><text:span text:style-name="T10">a</text:span><text:span text:style-name="T4">-</text:span><text:span text:style-name="T15">b</text:span><text:span text:style-name="T4">);</text:span></text:p>
      <text:p text:style-name="P9"><text:tab/>}</text:p>
      <text:p text:style-name="P4"><text:span text:style-name="T4"><text:tab/></text:span><text:span text:style-name="T1">public</text:span><text:span text:style-name="T4"> </text:span><text:span text:style-name="T1">static</text:span><text:span text:style-name="T4"> </text:span><text:span text:style-name="T1">int</text:span><text:span text:style-name="T4"> divisionOfNumbers(</text:span><text:span text:style-name="T1">int</text:span><text:span text:style-name="T4"> </text:span><text:span text:style-name="T10">a</text:span><text:span text:style-name="T4">,</text:span><text:span text:style-name="T1">int</text:span><text:span text:style-name="T4"> </text:span><text:span text:style-name="T10">b</text:span><text:span text:style-name="T4">)</text:span></text:p>
      <text:p text:style-name="P9"><text:tab/>{</text:p>
      <text:p text:style-name="P4"><text:span text:style-name="T4"><text:tab/><text:tab/></text:span><text:span text:style-name="T19">//write a program to divide two number</text:span></text:p>
      <text:p text:style-name="P4"><text:span text:style-name="T4"><text:tab/><text:tab/></text:span><text:span text:style-name="T1">return</text:span><text:span text:style-name="T4"> (</text:span><text:span text:style-name="T10">a</text:span><text:span text:style-name="T4">/</text:span><text:span text:style-name="T10">b</text:span><text:span text:style-name="T4">);</text:span></text:p>
      <text:p text:style-name="P9"><text:tab/>}</text:p>
      <text:p text:style-name="P4"><text:span text:style-name="T4"><text:tab/></text:span><text:span text:style-name="T1">public</text:span><text:span text:style-name="T4"> </text:span><text:span text:style-name="T1">static</text:span><text:span text:style-name="T4"> </text:span><text:span text:style-name="T1">int</text:span><text:span text:style-name="T4"> multiplicationOfNumbers(</text:span><text:span text:style-name="T1">int</text:span><text:span text:style-name="T4"> </text:span><text:span text:style-name="T10">a</text:span><text:span text:style-name="T4">,</text:span><text:span text:style-name="T1">int</text:span><text:span text:style-name="T4"> </text:span><text:span text:style-name="T10">b</text:span><text:span text:style-name="T4">)</text:span></text:p>
      <text:p text:style-name="P9"><text:tab/>{</text:p>
      <text:p text:style-name="P4"><text:span text:style-name="T4"><text:tab/><text:tab/></text:span><text:span text:style-name="T19">//write a program to multiply two number</text:span></text:p>
      <text:p text:style-name="P4"><text:span text:style-name="T4"><text:tab/><text:tab/></text:span><text:span text:style-name="T1">return</text:span><text:span text:style-name="T4"> (</text:span><text:span text:style-name="T10">a</text:span><text:span text:style-name="T4">*</text:span><text:span text:style-name="T10">b</text:span><text:span text:style-name="T4">);</text:span></text:p>
      <text:p text:style-name="P9"><text:tab/>}</text:p>
      <text:p text:style-name="P5"/>
      <text:p text:style-name="P9">}</text:p>
      <text:p text:style-name="Standard"/>
      <text:p text:style-name="Standard"/>
      <text:p text:style-name="Standard"/>
      <text:p text:style-name="P6"><text:span text:style-name="T26">2.</text:span><text:span text:style-name="T23">Write a program to add two numbers without using a  third variable.</text:span> </text:p>
      <text:p text:style-name="Standard"/>
      <text:p text:style-name="P4"><text:span text:style-name="T1">import</text:span><text:span text:style-name="T4"> java.util.Scanner;</text:span></text:p>
      <text:p text:style-name="P5"/>
      <text:p text:style-name="P4"><text:span text:style-name="T1">public</text:span><text:span text:style-name="T4"> </text:span><text:span text:style-name="T1">class</text:span><text:span text:style-name="T4"> MyMain {</text:span></text:p>
      <text:p text:style-name="P5"/>
      <text:p text:style-name="P4"><text:span text:style-name="T4"><text:tab/></text:span><text:span text:style-name="T1">public</text:span><text:span text:style-name="T4"> </text:span><text:span text:style-name="T1">static</text:span><text:span text:style-name="T4"> </text:span><text:span text:style-name="T1">void</text:span><text:span text:style-name="T4"> main(String[] </text:span><text:span text:style-name="T10">args</text:span><text:span text:style-name="T4">) {</text:span></text:p>
      <text:p text:style-name="P4"><text:span text:style-name="T4"><text:tab/><text:tab/>Scanner </text:span><text:span text:style-name="T16">in</text:span><text:span text:style-name="T4"> = </text:span><text:span text:style-name="T1">new</text:span><text:span text:style-name="T4"> Scanner(System.</text:span><text:span text:style-name="T27">in</text:span><text:span text:style-name="T4">);</text:span></text:p>
      <text:p text:style-name="P4"><text:span text:style-name="T4"><text:tab/><text:tab/>System.</text:span><text:span text:style-name="T27">out</text:span><text:span text:style-name="T4">.println(</text:span><text:span text:style-name="T28">"Enter value of a"</text:span><text:span text:style-name="T4">);</text:span></text:p>
      <text:p text:style-name="P4"><text:span text:style-name="T4"><text:tab/><text:tab/></text:span><text:span text:style-name="T1">int</text:span><text:span text:style-name="T4"> </text:span><text:span text:style-name="T10">a</text:span><text:span text:style-name="T4"> = </text:span><text:span text:style-name="T10">in</text:span><text:span text:style-name="T4">.nextInt();</text:span></text:p>
      <text:p text:style-name="P4"><text:span text:style-name="T4"><text:tab/><text:tab/>System.</text:span><text:span text:style-name="T27">out</text:span><text:span text:style-name="T4">.println(</text:span><text:span text:style-name="T28">"Enter value of b"</text:span><text:span text:style-name="T4">);</text:span></text:p>
      <text:p text:style-name="P4"><text:span text:style-name="T4"><text:tab/><text:tab/></text:span><text:span text:style-name="T1">int</text:span><text:span text:style-name="T4"> </text:span><text:span text:style-name="T10">b</text:span><text:span text:style-name="T4">= </text:span><text:span text:style-name="T10">in</text:span><text:span text:style-name="T4">.nextInt();</text:span></text:p>
      <text:p text:style-name="P4"><text:span text:style-name="T4"><text:tab/><text:tab/>System.</text:span><text:span text:style-name="T27">out</text:span><text:span text:style-name="T4">.println(UserCode.</text:span><text:span text:style-name="T7">sumOfNumbers</text:span><text:span text:style-name="T4">(</text:span><text:span text:style-name="T10">a</text:span><text:span text:style-name="T4">,</text:span><text:span text:style-name="T10">b</text:span><text:span text:style-name="T4">));</text:span></text:p>
      <text:p text:style-name="P9"><text:tab/>}</text:p>
      <text:p text:style-name="P5"/>
      <text:p text:style-name="P9">}</text:p>
      <text:p text:style-name="P10">or</text:p>
      <text:p text:style-name="P10"/>
      <text:p text:style-name="P10"/>
      <text:p text:style-name="P4"><text:span text:style-name="T1">public</text:span><text:span text:style-name="T4"> </text:span><text:span text:style-name="T1">class</text:span><text:span text:style-name="T4"> UserCode {</text:span></text:p>
      <text:p text:style-name="P4"><text:span text:style-name="T1">public</text:span><text:span text:style-name="T4"> </text:span><text:span text:style-name="T1">static</text:span><text:span text:style-name="T4"> </text:span><text:span text:style-name="T1">int</text:span><text:span text:style-name="T4"> sumOfNumbers(</text:span><text:span text:style-name="T1">int</text:span><text:span text:style-name="T4"> </text:span><text:span text:style-name="T10">a</text:span><text:span text:style-name="T4">,</text:span><text:span text:style-name="T1">int</text:span><text:span text:style-name="T4"> </text:span><text:span text:style-name="T14">b</text:span><text:span text:style-name="T4">)</text:span></text:p>
      <text:p text:style-name="P9">{</text:p>
      <text:p text:style-name="P4"><text:span text:style-name="T4"><text:tab/></text:span><text:span text:style-name="T19">//write a program to add two number without using third variable.</text:span></text:p>
      <text:p text:style-name="P4"><text:span text:style-name="T4"><text:tab/></text:span><text:span text:style-name="T1">return</text:span><text:span text:style-name="T4"> (</text:span><text:span text:style-name="T10">a</text:span><text:span text:style-name="T4">+</text:span><text:span text:style-name="T15">b</text:span><text:span text:style-name="T4">);</text:span></text:p>
      <text:p text:style-name="P9">}</text:p>
      <text:p text:style-name="P9">}</text:p>
      <text:p text:style-name="P10"/>
      <text:p text:style-name="P6"><text:soft-page-break/><text:span text:style-name="T26">3.</text:span><text:span text:style-name="T23">Write a program to find the given number is Odd or Even.  Return Even if the number is even Else return Odd.</text:span> </text:p>
      <text:p text:style-name="Standard"/>
      <text:p text:style-name="P4"><text:span text:style-name="T1">public</text:span><text:span text:style-name="T4"> </text:span><text:span text:style-name="T1">class</text:span><text:span text:style-name="T4"> UserCode {</text:span></text:p>
      <text:p text:style-name="P5"/>
      <text:p text:style-name="P4"><text:span text:style-name="T4"><text:tab/></text:span><text:span text:style-name="T1">public</text:span><text:span text:style-name="T4"> </text:span><text:span text:style-name="T1">static</text:span><text:span text:style-name="T4"> String findEvenOrOdd(</text:span><text:span text:style-name="T1">int</text:span><text:span text:style-name="T4"> </text:span><text:span text:style-name="T10">n</text:span><text:span text:style-name="T4">) {</text:span></text:p>
      <text:p text:style-name="P5"/>
      <text:p text:style-name="P4"><text:span text:style-name="T4"><text:tab/><text:tab/></text:span><text:span text:style-name="T19">/* Find the given number is Odd or Even</text:span></text:p>
      <text:p text:style-name="P11"><text:tab/><text:tab/> * Input : 4</text:p>
      <text:p text:style-name="P11"><text:tab/><text:tab/> * Output: "Even"</text:p>
      <text:p text:style-name="P11"><text:tab/><text:tab/> * Input : 3</text:p>
      <text:p text:style-name="P11"><text:tab/><text:tab/> * Output: "Odd"</text:p>
      <text:p text:style-name="P11"><text:tab/><text:tab/> */</text:p>
      <text:p text:style-name="P4"><text:span text:style-name="T4"><text:tab/><text:tab/></text:span><text:span text:style-name="T1">if</text:span><text:span text:style-name="T4">(</text:span><text:span text:style-name="T10">n</text:span><text:span text:style-name="T4">%2==0)</text:span></text:p>
      <text:p text:style-name="P4"><text:span text:style-name="T4"><text:tab/> <text:s text:c="3"/></text:span><text:span text:style-name="T1">return</text:span><text:span text:style-name="T4"> </text:span><text:span text:style-name="T28">"Even"</text:span><text:span text:style-name="T4">;</text:span></text:p>
      <text:p text:style-name="P4"><text:span text:style-name="T4"><text:tab/><text:tab/></text:span><text:span text:style-name="T1">else</text:span></text:p>
      <text:p text:style-name="P4"><text:span text:style-name="T4"><text:tab/><text:tab/></text:span><text:span text:style-name="T1">return</text:span><text:span text:style-name="T4">(</text:span><text:span text:style-name="T28">"Odd"</text:span><text:span text:style-name="T4">);</text:span></text:p>
      <text:p text:style-name="P9"><text:tab/>}</text:p>
      <text:p text:style-name="P5"/>
      <text:p text:style-name="P9">}</text:p>
      <text:p text:style-name="Standard"/>
      <text:p text:style-name="Standard"/>
      <text:p text:style-name="Standard"/>
      <text:p text:style-name="P3"><draw:frame draw:style-name="fr1" draw:name="Frame2" text:anchor-type="paragraph" svg:width="4.948in" draw:z-index="0"><draw:text-box fo:min-height="0.0161in"><text:p text:style-name="Text_20_body"/></draw:text-box></draw:frame><text:line-break/></text:p>
      <text:p text:style-name="Standard"><draw:frame draw:style-name="fr1" draw:name="Frame1" text:anchor-type="paragraph" svg:width="8.5in" draw:z-index="1"><draw:text-box fo:min-height="0.3252in"><text:p text:style-name="P1">Write a program to verify that the given character is vowel or not.  If vowel, return 1, else return -1</text:p></draw:text-box></draw:frame></text:p>
      <text:p text:style-name="Standard"/>
      <text:p text:style-name="P7">import java.io.IOException;</text:p>
      <text:p text:style-name="P7">import java.util.Scanner;</text:p>
      <text:p text:style-name="P7"/>
      <text:p text:style-name="P7">public class MyMain {</text:p>
      <text:p text:style-name="P7"/>
      <text:p text:style-name="P7"><text:tab/>public static void main(String[] args) throws Exception {</text:p>
      <text:p text:style-name="P7"><text:tab/><text:tab/>char ch;</text:p>
      <text:p text:style-name="P7"/>
      <text:p text:style-name="P7"><text:tab/><text:tab/>Scanner sc = new Scanner(System.in);</text:p>
      <text:p text:style-name="P7"><text:tab/><text:tab/>System.out.println("Enter the character");</text:p>
      <text:p text:style-name="P7"><text:tab/><text:tab/>char s = sc.next().charAt(0);</text:p>
      <text:p text:style-name="P7"><text:tab/><text:tab/>System.out.println(UserCode.checkVowels(s));</text:p>
      <text:p text:style-name="P7"><text:tab/>}</text:p>
      <text:p text:style-name="P7"/>
      <text:p text:style-name="P7">}</text:p>
      <text:p text:style-name="P7"><text:s/>or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1" draw:name="Frame3" text:anchor-type="paragraph" svg:width="9.8957in" draw:z-index="2"><draw:text-box fo:min-height="0.0161in"><text:p text:style-name="P1"><text:bookmark text:name="cphKlassAktLMSV5Learner_lblAssignmentDesc"/></text:p></draw:text-box></draw:frame><draw:frame draw:style-name="fr1" draw:name="Frame4" text:anchor-type="paragraph" svg:width="4.948in" draw:z-index="3"><draw:text-box fo:min-height="0.0161in"><text:p text:style-name="Text_20_body"/></draw:text-box></draw:frame><text:line-break/></text:p>
      <text:p text:style-name="Standard"/>
      <text:p text:style-name="Standard"/>
      <text:p text:style-name="P2"><text:span text:style-name="T29">5.writ</text:span>e a program to verify that the given character is vowel or not.  If vowel, return 1, else return -1</text:p>
      <text:p text:style-name="P7"/>
      <text:p text:style-name="P4"><text:span text:style-name="T1">public</text:span><text:span text:style-name="T4"> </text:span><text:span text:style-name="T1">class</text:span><text:span text:style-name="T4"> UserCode {</text:span></text:p>
      <text:p text:style-name="P9"><text:tab/></text:p>
      <text:p text:style-name="P4"><text:span text:style-name="T4"><text:tab/></text:span><text:span text:style-name="T1">public</text:span><text:span text:style-name="T4"> </text:span><text:span text:style-name="T1">static</text:span><text:span text:style-name="T4"> </text:span><text:span text:style-name="T1">int</text:span><text:span text:style-name="T4"> checkVowels(</text:span><text:span text:style-name="T1">char</text:span><text:span text:style-name="T4"> </text:span><text:span text:style-name="T10">c</text:span><text:span text:style-name="T4">)</text:span></text:p>
      <text:p text:style-name="P9"><text:tab/>{</text:p>
      <text:p text:style-name="P4"><text:span text:style-name="T4"><text:tab/><text:tab/></text:span><text:span text:style-name="T19">/*Write a program to verify character is vowel or not.</text:span></text:p>
      <text:p text:style-name="P11"><text:tab/><text:tab/>if vowel print 1, else print -1 */</text:p>
      <text:p text:style-name="P4"><text:span text:style-name="T4"><text:tab/><text:tab/></text:span><text:span text:style-name="T1">if</text:span><text:span text:style-name="T4">(</text:span><text:span text:style-name="T10">c</text:span><text:span text:style-name="T4">==</text:span><text:span text:style-name="T28">'a'</text:span><text:span text:style-name="T4">||</text:span><text:span text:style-name="T10">c</text:span><text:span text:style-name="T4">==</text:span><text:span text:style-name="T28">'A'</text:span><text:span text:style-name="T4">||</text:span><text:span text:style-name="T10">c</text:span><text:span text:style-name="T4">==</text:span><text:span text:style-name="T28">'e'</text:span><text:span text:style-name="T4">||</text:span><text:span text:style-name="T10">c</text:span><text:span text:style-name="T4">==</text:span><text:span text:style-name="T28">'E'</text:span><text:span text:style-name="T4">||</text:span><text:span text:style-name="T10">c</text:span><text:span text:style-name="T4">==</text:span><text:span text:style-name="T28">'i'</text:span><text:span text:style-name="T4">||</text:span><text:span text:style-name="T10">c</text:span><text:span text:style-name="T4">==</text:span><text:span text:style-name="T28">'I'</text:span><text:span text:style-name="T4">||</text:span><text:span text:style-name="T10">c</text:span><text:span text:style-name="T4">==</text:span><text:span text:style-name="T28">'o'</text:span><text:span text:style-name="T4">||</text:span><text:span text:style-name="T10">c</text:span><text:span text:style-name="T4">==</text:span><text:span text:style-name="T28">'O'</text:span><text:span text:style-name="T4">||</text:span><text:span text:style-name="T10">c</text:span><text:span text:style-name="T4">==</text:span><text:span text:style-name="T28">'u'</text:span><text:span text:style-name="T4">||</text:span><text:span text:style-name="T10">c</text:span><text:span text:style-name="T4">==</text:span><text:span text:style-name="T28">'U'</text:span><text:span text:style-name="T4">)</text:span></text:p>
      <text:p text:style-name="P4"><text:span text:style-name="T4"><text:tab/><text:tab/></text:span><text:span text:style-name="T1">return</text:span><text:span text:style-name="T4"> 1;</text:span></text:p>
      <text:p text:style-name="P4"><text:span text:style-name="T4"><text:tab/><text:tab/></text:span><text:span text:style-name="T1">else</text:span></text:p>
      <text:p text:style-name="P4"><text:span text:style-name="T4"><text:tab/><text:tab/><text:tab/></text:span><text:span text:style-name="T1">return</text:span><text:span text:style-name="T4"> -1;</text:span></text:p>
      <text:p text:style-name="P9"><text:tab/>}</text:p>
      <text:p text:style-name="P5"/>
      <text:p text:style-name="P9">}</text:p>
      <text:p text:style-name="P7"/>
      <text:p text:style-name="P7"/>
      <text:p text:style-name="P7"><text:span text:style-name="T26">6.</text:span><text:span text:style-name="T23">Write a program to find factorial of number and return the value</text:span> </text:p>
      <text:p text:style-name="P7"/>
      <text:p text:style-name="P7"/>
      <text:p text:style-name="P4"><text:span text:style-name="T1">public</text:span><text:span text:style-name="T4"> </text:span><text:span text:style-name="T1">class</text:span><text:span text:style-name="T4"> UserCode {</text:span></text:p>
      <text:p text:style-name="P9"><text:tab/></text:p>
      <text:p text:style-name="P4"><text:span text:style-name="T4"><text:tab/></text:span><text:span text:style-name="T1">public</text:span><text:span text:style-name="T4"> </text:span><text:span text:style-name="T1">static</text:span><text:span text:style-name="T4"> </text:span><text:span text:style-name="T1">int</text:span><text:span text:style-name="T4"> factorial(</text:span><text:span text:style-name="T1">int</text:span><text:span text:style-name="T4"> </text:span><text:span text:style-name="T10">a</text:span><text:span text:style-name="T4">)</text:span></text:p>
      <text:p text:style-name="P9"><text:tab/>{</text:p>
      <text:p text:style-name="P4"><text:span text:style-name="T4"><text:tab/><text:tab/></text:span><text:span text:style-name="T19">//Write a program to find factorial of number</text:span></text:p>
      <text:p text:style-name="P4"><text:span text:style-name="T4"><text:tab/><text:tab/></text:span><text:span text:style-name="T1">int</text:span><text:span text:style-name="T4"> </text:span><text:span text:style-name="T10">fact</text:span><text:span text:style-name="T4">=1;</text:span></text:p>
      <text:p text:style-name="P4"><text:span text:style-name="T4"><text:tab/><text:tab/></text:span><text:span text:style-name="T1">for</text:span><text:span text:style-name="T4"> (</text:span><text:span text:style-name="T1">int</text:span><text:span text:style-name="T4"> </text:span><text:span text:style-name="T10">i</text:span><text:span text:style-name="T4">=1;</text:span><text:span text:style-name="T10">i</text:span><text:span text:style-name="T4">&lt;=</text:span><text:span text:style-name="T10">a</text:span><text:span text:style-name="T4">;</text:span><text:span text:style-name="T10">i</text:span><text:span text:style-name="T4">++)</text:span></text:p>
      <text:p text:style-name="P4"><text:span text:style-name="T4"><text:tab/><text:tab/></text:span><text:span text:style-name="T10">fact</text:span><text:span text:style-name="T4">=</text:span><text:span text:style-name="T10">fact</text:span><text:span text:style-name="T4">*</text:span><text:span text:style-name="T10">i</text:span><text:span text:style-name="T4">;</text:span></text:p>
      <text:p text:style-name="P4"><text:span text:style-name="T4"><text:tab/><text:tab/></text:span><text:span text:style-name="T1">return</text:span><text:span text:style-name="T4"> </text:span><text:span text:style-name="T10">fact</text:span><text:span text:style-name="T4"> ;</text:span></text:p>
      <text:p text:style-name="P10"><text:tab/>}</text:p>
      <text:p text:style-name="P5"/>
      <text:p text:style-name="P9">}</text:p>
      <text:p text:style-name="P7"/>
      <text:p text:style-name="P7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6"><text:span text:style-name="T23">Write a program to find the Nth number Fibonacci series</text:span> </text:p>
      <text:p text:style-name="Standard"/>
      <text:p text:style-name="Standard"/>
      <text:p text:style-name="P4"><text:span text:style-name="T1">public</text:span><text:span text:style-name="T4"> </text:span><text:span text:style-name="T1">class</text:span><text:span text:style-name="T4"> </text:span><text:span text:style-name="T6">UserCode</text:span><text:span text:style-name="T4"> {</text:span></text:p>
      <text:p text:style-name="P5"/>
      <text:p text:style-name="P4"><text:span text:style-name="T4"><text:tab/></text:span><text:span text:style-name="T1">public</text:span><text:span text:style-name="T4"> </text:span><text:span text:style-name="T1">static</text:span><text:span text:style-name="T4"> </text:span><text:span text:style-name="T1">int</text:span><text:span text:style-name="T4"> findNthFibonacciNumber(</text:span><text:span text:style-name="T1">int</text:span><text:span text:style-name="T4"> </text:span><text:span text:style-name="T10">n</text:span><text:span text:style-name="T4">) {</text:span></text:p>
      <text:p text:style-name="P5"/>
      <text:p text:style-name="P4"><text:span text:style-name="T4"><text:tab/><text:tab/></text:span><text:span text:style-name="T19">/* Find the Nth number </text:span><text:span text:style-name="T21">Fibonacci</text:span><text:span text:style-name="T19"> series</text:span></text:p>
      <text:p text:style-name="P4"><text:span text:style-name="T19"><text:tab/><text:tab/> * Input : 5</text:span></text:p>
      <text:p text:style-name="P4"><text:span text:style-name="T19"><text:tab/><text:tab/> * Output: 3</text:span></text:p>
      <text:p text:style-name="P4"><text:span text:style-name="T19"><text:tab/><text:tab/> * Input : 10</text:span></text:p>
      <text:p text:style-name="P4"><text:span text:style-name="T19"><text:tab/><text:tab/> * Output: 34</text:span></text:p>
      <text:p text:style-name="P4"><text:span text:style-name="T19"><text:tab/><text:tab/> */</text:span></text:p>
      <text:p text:style-name="P4"><text:span text:style-name="T4"><text:tab/><text:tab/></text:span><text:span text:style-name="T1">int</text:span><text:span text:style-name="T4"> </text:span><text:span text:style-name="T10">t1</text:span><text:span text:style-name="T4">=0,</text:span><text:span text:style-name="T10">t2</text:span><text:span text:style-name="T4">=1,</text:span><text:span text:style-name="T10">t3</text:span><text:span text:style-name="T4">=0;</text:span></text:p>
      <text:p text:style-name="P4"><text:span text:style-name="T4"><text:tab/><text:tab/></text:span><text:span text:style-name="T1">if</text:span><text:span text:style-name="T4">(</text:span><text:span text:style-name="T10">n</text:span><text:span text:style-name="T4">==1)</text:span><text:span text:style-name="T1">return</text:span><text:span text:style-name="T4"> 0;</text:span></text:p>
      <text:p text:style-name="P4"><text:span text:style-name="T4"><text:tab/><text:tab/></text:span><text:span text:style-name="T1">if</text:span><text:span text:style-name="T4">(</text:span><text:span text:style-name="T10">n</text:span><text:span text:style-name="T4">==2)</text:span><text:span text:style-name="T1">return</text:span><text:span text:style-name="T4"> 1;</text:span></text:p>
      <text:p text:style-name="P4"><text:span text:style-name="T4"><text:tab/><text:tab/></text:span><text:span text:style-name="T1">else</text:span></text:p>
      <text:p text:style-name="P4"><text:span text:style-name="T4"><text:tab/><text:tab/></text:span><text:span text:style-name="T1">for</text:span><text:span text:style-name="T4"> (</text:span><text:span text:style-name="T1">int</text:span><text:span text:style-name="T4"> </text:span><text:span text:style-name="T10">i</text:span><text:span text:style-name="T4">=2;</text:span><text:span text:style-name="T10">i</text:span><text:span text:style-name="T4">&lt;</text:span><text:span text:style-name="T10">n</text:span><text:span text:style-name="T4">;</text:span><text:span text:style-name="T10">i</text:span><text:span text:style-name="T4">++)</text:span></text:p>
      <text:p text:style-name="P4"><text:span text:style-name="T4"><text:tab/><text:tab/>{</text:span></text:p>
      <text:p text:style-name="P4"><text:span text:style-name="T4"><text:tab/><text:tab/><text:tab/></text:span><text:span text:style-name="T10">t3</text:span><text:span text:style-name="T4"> =</text:span><text:span text:style-name="T10">t1</text:span><text:span text:style-name="T4">+</text:span><text:span text:style-name="T10">t2</text:span><text:span text:style-name="T4">;</text:span></text:p>
      <text:p text:style-name="P4"><text:span text:style-name="T4"><text:tab/><text:tab/><text:tab/></text:span><text:span text:style-name="T10">t1</text:span><text:span text:style-name="T4">=</text:span><text:span text:style-name="T10">t2</text:span><text:span text:style-name="T4">;</text:span></text:p>
      <text:p text:style-name="P4"><text:span text:style-name="T4"><text:tab/><text:tab/><text:tab/></text:span><text:span text:style-name="T10">t2</text:span><text:span text:style-name="T4">=</text:span><text:span text:style-name="T10">t3</text:span><text:span text:style-name="T4">;</text:span></text:p>
      <text:p text:style-name="P4"><text:span text:style-name="T4"><text:tab/><text:tab/>}</text:span></text:p>
      <text:p text:style-name="P4"><text:span text:style-name="T4"><text:tab/><text:tab/></text:span><text:span text:style-name="T1">return</text:span><text:span text:style-name="T4"> </text:span><text:span text:style-name="T10">t3</text:span><text:span text:style-name="T4">;</text:span></text:p>
      <text:p text:style-name="P4"><text:span text:style-name="T4"><text:tab/>}</text:span></text:p>
      <text:p text:style-name="P5"/>
      <text:p text:style-name="P4"><text:span text:style-name="T4">}</text:span></text:p>
      <text:p text:style-name="Standard"/>
      <text:p text:style-name="Standard"/>
      <text:p text:style-name="P6"><text:span text:style-name="T23">Write a program to check whether number is prime or not. </text:span><text:line-break/><text:span text:style-name="T23">If the number is Prime return 1, else return -1</text:span> </text:p>
      <text:p text:style-name="Standard"/>
      <text:p text:style-name="P4"><text:span text:style-name="T4"><text:s/></text:span><text:span text:style-name="T1">boolean</text:span><text:span text:style-name="T4"> </text:span><text:span text:style-name="T10">flag</text:span><text:span text:style-name="T4">=</text:span><text:span text:style-name="T1">false</text:span><text:span text:style-name="T4">;</text:span></text:p>
      <text:p text:style-name="P4"><text:span text:style-name="T4"><text:tab/> <text:s text:c="4"/></text:span><text:span text:style-name="T1">for</text:span><text:span text:style-name="T4">(</text:span><text:span text:style-name="T1">int</text:span><text:span text:style-name="T4"> </text:span><text:span text:style-name="T10">i</text:span><text:span text:style-name="T4">=2;</text:span><text:span text:style-name="T10">i</text:span><text:span text:style-name="T4">&lt;=</text:span><text:span text:style-name="T10">n</text:span><text:span text:style-name="T4">/2;</text:span><text:span text:style-name="T16">i</text:span><text:span text:style-name="T8">++</text:span><text:span text:style-name="T4">)</text:span></text:p>
      <text:p text:style-name="P4"><text:span text:style-name="T4"><text:tab/> <text:s text:c="4"/>{</text:span></text:p>
      <text:p text:style-name="P4"><text:span text:style-name="T4"><text:tab/> <text:s text:c="3"/><text:tab/> </text:span><text:span text:style-name="T1">if</text:span><text:span text:style-name="T4">(</text:span><text:span text:style-name="T10">n</text:span><text:span text:style-name="T4">%</text:span><text:span text:style-name="T10">i</text:span><text:span text:style-name="T4">==0)</text:span></text:p>
      <text:p text:style-name="P4"><text:span text:style-name="T4"><text:tab/> <text:s text:c="3"/><text:tab/> {</text:span></text:p>
      <text:p text:style-name="P4"><text:span text:style-name="T4"><text:tab/> <text:s text:c="3"/><text:tab/><text:tab/> </text:span><text:span text:style-name="T10">flag</text:span><text:span text:style-name="T4">=</text:span><text:span text:style-name="T1">true</text:span><text:span text:style-name="T4">;</text:span></text:p>
      <text:p text:style-name="P4"><text:span text:style-name="T4"><text:tab/> <text:s text:c="3"/><text:tab/><text:tab/> </text:span><text:span text:style-name="T1">break</text:span><text:span text:style-name="T4">;</text:span></text:p>
      <text:p text:style-name="P4"><text:span text:style-name="T4"><text:tab/> <text:s text:c="3"/><text:tab/> }</text:span></text:p>
      <text:p text:style-name="P4"><text:span text:style-name="T4"><text:tab/> <text:s text:c="3"/><text:tab/> </text:span><text:span text:style-name="T1">if</text:span><text:span text:style-name="T4">(!</text:span><text:span text:style-name="T10">flag</text:span><text:span text:style-name="T4">)</text:span></text:p>
      <text:p text:style-name="P4"><text:span text:style-name="T4"><text:tab/> <text:s text:c="3"/><text:tab/><text:tab/> </text:span><text:span text:style-name="T1">return</text:span><text:span text:style-name="T4"> 1;</text:span></text:p>
      <text:p text:style-name="P4"><text:span text:style-name="T4"><text:tab/> <text:s text:c="3"/><text:tab/> </text:span><text:span text:style-name="T1">else</text:span><text:span text:style-name="T4"> </text:span></text:p>
      <text:p text:style-name="P4"><text:span text:style-name="T4"><text:tab/> <text:s text:c="3"/><text:tab/><text:tab/> </text:span><text:span text:style-name="T1">return</text:span><text:span text:style-name="T4">-1; <text:s/></text:span></text:p>
      <text:p text:style-name="P4"><text:span text:style-name="T4"><text:tab/> <text:s text:c="4"/>}</text:span></text:p>
      <text:p text:style-name="Standard"><text:span text:style-name="T4"><text:tab/>}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3">write a program to reverse the number;</text:p>
      <text:p text:style-name="P4"><text:span text:style-name="T1">public</text:span><text:span text:style-name="T4"> </text:span><text:span text:style-name="T1">class</text:span><text:span text:style-name="T4"> UserCode {</text:span></text:p>
      <text:p text:style-name="P4"><text:span text:style-name="T4"><text:tab/></text:span><text:span text:style-name="T1">public</text:span><text:span text:style-name="T4"> </text:span><text:span text:style-name="T1">static</text:span><text:span text:style-name="T4"> </text:span><text:span text:style-name="T1">int</text:span><text:span text:style-name="T4"> reverseNumber(</text:span><text:span text:style-name="T1">int</text:span><text:span text:style-name="T4"> </text:span><text:span text:style-name="T10">number</text:span><text:span text:style-name="T4">){</text:span></text:p>
      <text:p text:style-name="P4"><text:span text:style-name="T4"><text:s text:c="8"/></text:span><text:span text:style-name="T19">/* Write a program to reverse number */</text:span></text:p>
      <text:p text:style-name="P4"><text:span text:style-name="T4"><text:tab/><text:tab/></text:span><text:span text:style-name="T1">int</text:span><text:span text:style-name="T4"> </text:span><text:span text:style-name="T10">rem</text:span><text:span text:style-name="T4">, </text:span><text:span text:style-name="T10">reverse</text:span><text:span text:style-name="T4"> = 0;</text:span></text:p>
      <text:p text:style-name="P4"><text:span text:style-name="T4"><text:tab/> <text:s text:c="5"/></text:span><text:span text:style-name="T1">while</text:span><text:span text:style-name="T4">(</text:span><text:span text:style-name="T10">number</text:span><text:span text:style-name="T4"> != 0)</text:span></text:p>
      <text:p text:style-name="P4"><text:span text:style-name="T4"><text:tab/> <text:s text:c="5"/>{</text:span></text:p>
      <text:p text:style-name="P4"><text:span text:style-name="T4"><text:tab/> <text:s text:c="9"/></text:span><text:span text:style-name="T10">rem</text:span><text:span text:style-name="T4"> = </text:span><text:span text:style-name="T10">number</text:span><text:span text:style-name="T4">% 10;</text:span></text:p>
      <text:p text:style-name="P4"><text:span text:style-name="T4"><text:tab/> <text:s text:c="9"/></text:span><text:span text:style-name="T10">reverse</text:span><text:span text:style-name="T4"> = </text:span><text:span text:style-name="T10">reverse</text:span><text:span text:style-name="T4"> *10+</text:span><text:span text:style-name="T10">rem</text:span><text:span text:style-name="T4">;</text:span></text:p>
      <text:p text:style-name="P4"><text:span text:style-name="T4"><text:tab/> <text:s text:c="9"/></text:span><text:span text:style-name="T10">number</text:span><text:span text:style-name="T4"> = </text:span><text:span text:style-name="T10">number</text:span><text:span text:style-name="T4">/10;</text:span></text:p>
      <text:p text:style-name="P4"><text:span text:style-name="T4"><text:tab/> <text:s text:c="5"/>}</text:span></text:p>
      <text:p text:style-name="P4"><text:span text:style-name="T4"><text:s text:c="8"/></text:span><text:span text:style-name="T1">return</text:span><text:span text:style-name="T4"> </text:span><text:span text:style-name="T10">reverse</text:span><text:span text:style-name="T4">;</text:span></text:p>
      <text:p text:style-name="P4"><text:span text:style-name="T4"><text:s text:c="4"/>}</text:span></text:p>
      <text:p text:style-name="P5"/>
      <text:p text:style-name="P4"><text:span text:style-name="T4">}</text:span></text:p>
      <text:p text:style-name="Standard"/>
      <text:p text:style-name="Standard"/>
      <text:p text:style-name="P14">write a program to print the palindrome function.</text:p>
      <text:p text:style-name="P4"><text:span text:style-name="T1">public</text:span><text:span text:style-name="T4"> </text:span><text:span text:style-name="T1">class</text:span><text:span text:style-name="T4"> UserCode {</text:span></text:p>
      <text:p text:style-name="P4"><text:span text:style-name="T4"><text:tab/></text:span><text:span text:style-name="T1">public</text:span><text:span text:style-name="T4"> </text:span><text:span text:style-name="T1">static</text:span><text:span text:style-name="T4"> </text:span><text:span text:style-name="T1">int</text:span><text:span text:style-name="T4"> palindromeNumber(</text:span><text:span text:style-name="T1">int</text:span><text:span text:style-name="T4"> </text:span><text:span text:style-name="T12">num</text:span><text:span text:style-name="T4">)</text:span></text:p>
      <text:p text:style-name="P4"><text:span text:style-name="T4"><text:tab/>{</text:span></text:p>
      <text:p text:style-name="P4"><text:span text:style-name="T4"><text:tab/><text:tab/></text:span><text:span text:style-name="T19">/*Write a program to find number is </text:span><text:span text:style-name="T21">palindrome</text:span><text:span text:style-name="T19">, if </text:span><text:span text:style-name="T21">palindrome</text:span><text:span text:style-name="T19">, return 1,</text:span></text:p>
      <text:p text:style-name="P4"><text:span text:style-name="T19"><text:tab/><text:tab/> else return -1</text:span></text:p>
      <text:p text:style-name="P4"><text:span text:style-name="T19"><text:tab/><text:tab/> */</text:span></text:p>
      <text:p text:style-name="P4"><text:span text:style-name="T4"><text:tab/><text:tab/></text:span></text:p>
      <text:p text:style-name="P4"><text:span text:style-name="T4"><text:tab/><text:tab/> <text:s text:c="7"/></text:span><text:span text:style-name="T1">int</text:span><text:span text:style-name="T4"> <text:s/></text:span><text:span text:style-name="T10">reversedInteger</text:span><text:span text:style-name="T4"> = 0, </text:span><text:span text:style-name="T10">remainder</text:span><text:span text:style-name="T4">, </text:span><text:span text:style-name="T10">originalInteger</text:span><text:span text:style-name="T4">;</text:span></text:p>
      <text:p text:style-name="P5"/>
      <text:p text:style-name="P4"><text:span text:style-name="T4"><text:tab/><text:tab/> <text:s text:c="7"/></text:span><text:span text:style-name="T10">originalInteger</text:span><text:span text:style-name="T4"> =</text:span><text:span text:style-name="T13">num</text:span><text:span text:style-name="T4">;</text:span></text:p>
      <text:p text:style-name="P5"/>
      <text:p text:style-name="P4"><text:span text:style-name="T4"><text:tab/><text:tab/> <text:s text:c="7"/></text:span><text:span text:style-name="T19">// reversed integer is stored in variable </text:span></text:p>
      <text:p text:style-name="P4"><text:span text:style-name="T4"><text:tab/><text:tab/> <text:s text:c="7"/></text:span><text:span text:style-name="T1">while</text:span><text:span text:style-name="T4">( </text:span><text:span text:style-name="T13">num</text:span><text:span text:style-name="T4"> != 0 )</text:span></text:p>
      <text:p text:style-name="P4"><text:span text:style-name="T4"><text:tab/><text:tab/> <text:s text:c="7"/>{</text:span></text:p>
      <text:p text:style-name="P4"><text:span text:style-name="T4"><text:tab/><text:tab/> <text:s text:c="11"/></text:span><text:span text:style-name="T10">remainder</text:span><text:span text:style-name="T4"> = </text:span><text:span text:style-name="T13">num</text:span><text:span text:style-name="T4"> % 10;</text:span></text:p>
      <text:p text:style-name="P4"><text:span text:style-name="T4"><text:tab/><text:tab/> <text:s text:c="11"/></text:span><text:span text:style-name="T10">reversedInteger</text:span><text:span text:style-name="T4"> = </text:span><text:span text:style-name="T10">reversedInteger</text:span><text:span text:style-name="T4"> * 10 + </text:span><text:span text:style-name="T10">remainder</text:span><text:span text:style-name="T4">;</text:span></text:p>
      <text:p text:style-name="P4"><text:span text:style-name="T4"><text:tab/><text:tab/> <text:s text:c="11"/></text:span><text:span text:style-name="T12">num</text:span><text:span text:style-name="T4"> <text:s/>/= 10;</text:span></text:p>
      <text:p text:style-name="P4"><text:span text:style-name="T4"><text:tab/><text:tab/> <text:s text:c="7"/>}</text:span></text:p>
      <text:p text:style-name="P5"/>
      <text:p text:style-name="P4"><text:span text:style-name="T4"><text:tab/><text:tab/> <text:s text:c="7"/></text:span><text:span text:style-name="T19">// </text:span><text:span text:style-name="T21">palindrome</text:span><text:span text:style-name="T19"> if orignalInteger and reversedInteger are equal</text:span></text:p>
      <text:p text:style-name="P4"><text:span text:style-name="T4"><text:tab/><text:tab/> <text:s text:c="7"/></text:span><text:span text:style-name="T1">if</text:span><text:span text:style-name="T4"> (</text:span><text:span text:style-name="T10">originalInteger</text:span><text:span text:style-name="T4"> == </text:span><text:span text:style-name="T10">reversedInteger</text:span><text:span text:style-name="T4">)</text:span></text:p>
      <text:p text:style-name="P4"><text:span text:style-name="T4"><text:tab/><text:tab/> <text:s text:c="10"/></text:span><text:span text:style-name="T1">return</text:span><text:span text:style-name="T4"> 1;</text:span></text:p>
      <text:p text:style-name="P4"><text:span text:style-name="T4"><text:tab/><text:tab/> <text:s text:c="7"/></text:span><text:span text:style-name="T1">else</text:span></text:p>
      <text:p text:style-name="P4"><text:span text:style-name="T4"><text:tab/><text:tab/> <text:s text:c="7"/><text:tab/></text:span><text:span text:style-name="T1">return</text:span><text:span text:style-name="T4"> -1;</text:span></text:p>
      <text:p text:style-name="P4"><text:span text:style-name="T4"><text:tab/><text:tab/> <text:s/></text:span></text:p>
      <text:p text:style-name="P4"><text:span text:style-name="T4"><text:tab/>}</text:span></text:p>
      <text:p text:style-name="P5"/>
      <text:p text:style-name="P4"><text:span text:style-name="T4">}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6"><text:line-break/><text:span text:style-name="T23">Write a program to add elements of digits and print the sum of all the digits.</text:span><text:line-break/><text:span text:style-name="T23">Ex:</text:span><text:line-break/><text:span text:style-name="T23">I/p: 5647</text:span><text:line-break/><text:span text:style-name="T23">O/p : 4</text:span><text:line-break/><text:span text:style-name="T23">(5+6+4+7=22 =&gt; 2+2 =&gt; 4)</text:span> </text:p>
      <text:p text:style-name="Standard"/>
      <text:p text:style-name="Standard"/>
      <text:p text:style-name="Standard"/>
      <text:p text:style-name="P17"><text:span text:style-name="T3">public</text:span><text:span text:style-name="T9"> </text:span><text:span text:style-name="T3">class</text:span><text:span text:style-name="T9"> UserCode {</text:span></text:p>
      <text:p text:style-name="P17"><text:span text:style-name="T9"><text:tab/></text:span><text:span text:style-name="T3">public</text:span><text:span text:style-name="T9"> </text:span><text:span text:style-name="T3">static</text:span><text:span text:style-name="T9"> </text:span><text:span text:style-name="T3">int</text:span><text:span text:style-name="T9"> conversiontoaSingleDigit(</text:span><text:span text:style-name="T3">int</text:span><text:span text:style-name="T9"> </text:span><text:span text:style-name="T18">n</text:span><text:span text:style-name="T9">){</text:span></text:p>
      <text:p text:style-name="P17"><text:span text:style-name="T9"><text:tab/></text:span></text:p>
      <text:p text:style-name="P17"><text:span text:style-name="T9"><text:tab/><text:tab/></text:span><text:span text:style-name="T22">/*</text:span></text:p>
      <text:p text:style-name="P17"><text:span text:style-name="T22"><text:tab/><text:tab/> * Add elements of digits:5647 </text:span></text:p>
      <text:p text:style-name="P17"><text:span text:style-name="T22"><text:s text:c="4"/>output:5+6+4+7=22 <text:s/>=&gt; 2+2 =&gt; 4 </text:span></text:p>
      <text:p text:style-name="P17"><text:span text:style-name="T22"><text:tab/><text:tab/> */</text:span></text:p>
      <text:p text:style-name="P17"><text:span text:style-name="T9"><text:tab/><text:tab/></text:span></text:p>
      <text:p text:style-name="P17"><text:span text:style-name="T9"><text:tab/><text:tab/></text:span><text:span text:style-name="T3">int</text:span><text:span text:style-name="T9"> </text:span><text:span text:style-name="T18">m</text:span><text:span text:style-name="T9">, </text:span><text:span text:style-name="T18">sum</text:span><text:span text:style-name="T9"> = 0;</text:span></text:p>
      <text:p text:style-name="P17"><text:span text:style-name="T9"><text:s text:c="8"/></text:span><text:span text:style-name="T3">while</text:span><text:span text:style-name="T9">(</text:span><text:span text:style-name="T18">n</text:span><text:span text:style-name="T9"> &gt; 0||</text:span><text:span text:style-name="T18">sum</text:span><text:span text:style-name="T9">&gt;10)</text:span></text:p>
      <text:p text:style-name="P17"><text:span text:style-name="T9"><text:s text:c="8"/><text:tab/></text:span></text:p>
      <text:p text:style-name="P17"><text:span text:style-name="T9"><text:s text:c="8"/>{</text:span></text:p>
      <text:p text:style-name="P17"><text:span text:style-name="T9"><text:s text:c="8"/><text:tab/></text:span><text:span text:style-name="T3">if</text:span><text:span text:style-name="T9">(</text:span><text:span text:style-name="T18">n</text:span><text:span text:style-name="T9">==0)</text:span></text:p>
      <text:p text:style-name="P17"><text:span text:style-name="T9"><text:s text:c="8"/><text:tab/>{</text:span></text:p>
      <text:p text:style-name="P17"><text:span text:style-name="T9"><text:s text:c="8"/><text:tab/><text:tab/></text:span><text:span text:style-name="T18">n</text:span><text:span text:style-name="T9">=</text:span><text:span text:style-name="T18">sum</text:span><text:span text:style-name="T9">;</text:span></text:p>
      <text:p text:style-name="P17"><text:span text:style-name="T9"><text:s text:c="8"/><text:tab/><text:tab/></text:span><text:span text:style-name="T18">sum</text:span><text:span text:style-name="T9">=0;</text:span></text:p>
      <text:p text:style-name="P17"><text:span text:style-name="T9"><text:s text:c="8"/><text:tab/>}</text:span></text:p>
      <text:p text:style-name="P17"><text:span text:style-name="T9"><text:s text:c="11"/></text:span><text:span text:style-name="T18">m</text:span><text:span text:style-name="T9"> = </text:span><text:span text:style-name="T18">n</text:span><text:span text:style-name="T9">%10;</text:span></text:p>
      <text:p text:style-name="P17"><text:span text:style-name="T9"><text:s text:c="12"/></text:span><text:span text:style-name="T18">sum</text:span><text:span text:style-name="T9"> = </text:span><text:span text:style-name="T18">sum</text:span><text:span text:style-name="T9"> +</text:span><text:span text:style-name="T18">m</text:span><text:span text:style-name="T9">;</text:span></text:p>
      <text:p text:style-name="P17"><text:span text:style-name="T9"><text:s text:c="11"/></text:span><text:span text:style-name="T18">n</text:span><text:span text:style-name="T9"> =</text:span><text:span text:style-name="T18">n</text:span><text:span text:style-name="T9"> / 10;</text:span></text:p>
      <text:p text:style-name="P17"><text:span text:style-name="T9"><text:s text:c="8"/>}</text:span></text:p>
      <text:p text:style-name="P17"><text:span text:style-name="T9"><text:s text:c="8"/></text:span><text:span text:style-name="T3">return</text:span><text:span text:style-name="T9"> </text:span><text:span text:style-name="T18">sum</text:span><text:span text:style-name="T9">;</text:span></text:p>
      <text:p text:style-name="P17"><text:span text:style-name="T9"><text:tab/><text:tab/> <text:s text:c="3"/>}</text:span></text:p>
      <text:p text:style-name="P17"><text:span text:style-name="T9"><text:tab/>}</text:span></text:p>
      <text:p text:style-name="P17"><text:span text:style-name="T9"/></text:p>
      <text:p text:style-name="P17"><text:span text:style-name="T9"/></text:p>
      <text:p text:style-name="P17"><text:span text:style-name="T9"/></text:p>
      <text:p text:style-name="P5"/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, Monaco, 'Lucida Console', monospace"/>
    <style:font-face style:name="Open Sans" svg:font-family="'Open Sans', sans-serif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M41S</meta:editing-duration>
    <meta:editing-cycles>5</meta:editing-cycles>
    <meta:generator>LibreOffice/5.1.5.2$Windows_X86_64 LibreOffice_project/7a864d8825610a8c07cfc3bc01dd4fce6a9447e5</meta:generator>
    <dc:date>2019-05-13T18:08:37.713000000</dc:date>
    <meta:document-statistic meta:table-count="0" meta:image-count="0" meta:object-count="0" meta:page-count="6" meta:paragraph-count="199" meta:word-count="689" meta:character-count="4682" meta:non-whitespace-character-count="3512"/>
    <meta:user-defined meta:name="Info 1"/>
    <meta:user-defined meta:name="Info 2"/>
    <meta:user-defined meta:name="Info 3"/>
    <meta:user-defined meta:name="Info 4"/>
  </office:meta>
</office:document-meta>
</file>